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adornments="Regular" style:font-family-generic="swis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18da7e" officeooo:paragraph-rsid="0018da7e"/>
    </style:style>
    <style:style style:name="P2" style:family="paragraph" style:parent-style-name="Standard">
      <style:text-properties style:font-name="DejaVu Sans" officeooo:rsid="0017f4ad" officeooo:paragraph-rsid="0017f4ad"/>
    </style:style>
    <style:style style:name="P3" style:family="paragraph" style:parent-style-name="Standard">
      <style:text-properties style:font-name="DejaVu Sans" fo:font-size="10pt" fo:font-weight="normal" officeooo:rsid="0017f4ad" officeooo:paragraph-rsid="0017f4ad" style:font-size-asian="10pt" style:font-weight-asian="normal" style:font-size-complex="10pt" style:font-weight-complex="normal"/>
    </style:style>
    <style:style style:name="P4" style:family="paragraph" style:parent-style-name="Standard">
      <style:text-properties style:font-name="DejaVu Sans" officeooo:rsid="001a8f24" officeooo:paragraph-rsid="001a8f24"/>
    </style:style>
    <style:style style:name="P5" style:family="paragraph" style:parent-style-name="Standard">
      <style:text-properties style:font-name="DejaVu Sans" officeooo:rsid="001a90a6" officeooo:paragraph-rsid="001a90a6"/>
    </style:style>
    <style:style style:name="P6" style:family="paragraph" style:parent-style-name="Text_20_body">
      <style:text-properties style:font-name="DejaVu Sans" officeooo:rsid="0017f4ad" officeooo:paragraph-rsid="0017f4ad"/>
    </style:style>
    <style:style style:name="P7" style:family="paragraph" style:parent-style-name="Text_20_body">
      <style:paragraph-properties fo:text-align="justify" style:justify-single-word="false"/>
    </style:style>
    <style:style style:name="P8" style:family="paragraph" style:parent-style-name="Standard" style:list-style-name="L1">
      <style:text-properties officeooo:paragraph-rsid="0017f4ad"/>
    </style:style>
    <style:style style:name="P9" style:family="paragraph" style:parent-style-name="Standard" style:list-style-name="L1">
      <style:text-properties officeooo:paragraph-rsid="0018da7e"/>
    </style:style>
    <style:style style:name="P10" style:family="paragraph" style:parent-style-name="Standard" style:list-style-name="L1">
      <style:text-properties style:font-name="DejaVu Sans" fo:font-weight="bold" officeooo:rsid="0017f4ad" officeooo:paragraph-rsid="0017f4ad" style:font-weight-asian="bold" style:font-weight-complex="bold"/>
    </style:style>
    <style:style style:name="P11" style:family="paragraph" style:parent-style-name="Standard">
      <style:text-properties style:font-name="DejaVu Sans" fo:font-weight="bold" officeooo:rsid="0017f4ad" officeooo:paragraph-rsid="0017f4ad" style:font-weight-asian="bold" style:font-weight-complex="bold"/>
    </style:style>
    <style:style style:name="P12" style:family="paragraph" style:parent-style-name="Standard" style:list-style-name="L1">
      <style:text-properties style:font-name="DejaVu Sans" officeooo:rsid="0017f4ad"/>
    </style:style>
    <style:style style:name="P13" style:family="paragraph" style:parent-style-name="Standard" style:list-style-name="L1">
      <style:text-properties style:font-name="DejaVu Sans" officeooo:rsid="0017f4ad" officeooo:paragraph-rsid="0017f4ad"/>
    </style:style>
    <style:style style:name="P14" style:family="paragraph" style:parent-style-name="Standard" style:list-style-name="L1">
      <style:text-properties style:font-name="DejaVu Sans" officeooo:rsid="0017f4ad" officeooo:paragraph-rsid="001939a4"/>
    </style:style>
    <style:style style:name="P15" style:family="paragraph" style:parent-style-name="Standard" style:list-style-name="L1">
      <style:text-properties style:font-name="DejaVu Sans" officeooo:rsid="0017f4ad" officeooo:paragraph-rsid="001b8300"/>
    </style:style>
    <style:style style:name="P16" style:family="paragraph" style:parent-style-name="Standard">
      <style:text-properties style:font-name="DejaVu Sans" officeooo:rsid="0017f4ad" officeooo:paragraph-rsid="0017f4ad"/>
    </style:style>
    <style:style style:name="P17" style:family="paragraph" style:parent-style-name="Standard">
      <style:text-properties style:font-name="DejaVu Sans" officeooo:rsid="001b8300" officeooo:paragraph-rsid="001b8300"/>
    </style:style>
    <style:style style:name="P18" style:family="paragraph" style:parent-style-name="Standard">
      <style:text-properties style:font-name="DejaVu Sans" officeooo:rsid="001d20c1" officeooo:paragraph-rsid="001d20c1"/>
    </style:style>
    <style:style style:name="P19" style:family="paragraph" style:parent-style-name="Text_20_body" style:list-style-name="L3"/>
    <style:style style:name="P20" style:family="paragraph" style:parent-style-name="Text_20_body">
      <style:text-properties style:font-name="DejaVu Sans" fo:font-weight="bold" officeooo:rsid="0017f4ad" officeooo:paragraph-rsid="0017f4ad" style:font-weight-asian="bold" style:font-weight-complex="bold"/>
    </style:style>
    <style:style style:name="P21" style:family="paragraph" style:parent-style-name="Text_20_body">
      <style:text-properties style:font-name="DejaVu Sans" officeooo:rsid="0017f4ad" officeooo:paragraph-rsid="0017f4ad"/>
    </style:style>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text-properties officeooo:rsid="001d20c1" officeooo:paragraph-rsid="001d20c1"/>
    </style:style>
    <style:style style:name="P25" style:family="paragraph" style:parent-style-name="Text_20_body" style:list-style-name="L2">
      <style:paragraph-properties fo:margin-top="0in" fo:margin-bottom="0in" loext:contextual-spacing="false"/>
    </style:style>
    <style:style style:name="P26" style:family="paragraph" style:parent-style-name="Text_20_body" style:list-style-name="L4">
      <style:paragraph-properties fo:margin-top="0in" fo:margin-bottom="0in" loext:contextual-spacing="false"/>
    </style:style>
    <style:style style:name="P27" style:family="paragraph" style:parent-style-name="Heading_20_1">
      <style:text-properties style:font-name="Arial" fo:font-size="11pt" fo:language="fr" fo:country="FR" officeooo:rsid="001d20c1" officeooo:paragraph-rsid="001d20c1" style:font-size-asian="10.5pt"/>
    </style:style>
    <style:style style:name="P28" style:family="paragraph" style:parent-style-name="Heading_20_3">
      <style:text-properties style:font-name="DejaVu Sans" officeooo:rsid="0017f4ad" officeooo:paragraph-rsid="0017f4ad"/>
    </style:style>
    <style:style style:name="T1" style:family="text">
      <style:text-properties style:font-name="DejaVu Sans" officeooo:rsid="0018da7e"/>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color="#800000" style:font-name="DejaVu Sans" officeooo:rsid="0017f4ad"/>
    </style:style>
    <style:style style:name="T5" style:family="text">
      <style:text-properties fo:font-size="10pt" fo:font-weight="normal" style:font-size-asian="10pt" style:font-weight-asian="normal" style:font-size-complex="10pt" style:font-weight-complex="normal"/>
    </style:style>
    <style:style style:name="T6" style:family="text">
      <style:text-properties fo:font-size="10pt" fo:font-weight="normal" officeooo:rsid="0018da7e" style:font-size-asian="10pt" style:font-weight-asian="normal" style:font-size-complex="10pt" style:font-weight-complex="normal"/>
    </style:style>
    <style:style style:name="T7" style:family="text">
      <style:text-properties officeooo:rsid="001939a4"/>
    </style:style>
    <style:style style:name="T8" style:family="text">
      <style:text-properties officeooo:rsid="001b8300"/>
    </style:style>
    <style:style style:name="T9" style:family="text">
      <style:text-properties style:text-position="33% 80%"/>
    </style:style>
    <style:style style:name="T10" style:family="text">
      <style:text-properties style:font-name="Arial" fo:font-size="11pt" fo:language="fr" fo:country="FR" style:font-size-asian="10.5pt"/>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939158432000814344" text:style-name="L1">
        <text:list-header>
          <text:p text:style-name="P10">- Par qui, quand, pourquoi et où a été inventé Internet ?</text:p>
          <text:p text:style-name="P8"><text:span text:style-name="T4">il n’y a pas d’invention d’Internet à proprement parler, mais le développement et le perfectionnement progressif de plusieurs technologies. </text:span>Le développement d’<text:a xlink:type="simple" xlink:href="http://fr.wikipedia.org/wiki/ARPANET" office:target-frame-name="_blank" xlink:show="new" text:style-name="Internet_20_link" text:visited-style-name="Visited_20_Internet_20_Link">Arpanet</text:a>, à partir de 1967, par la Darpa, l’organisme de recherche du Département de la Défense américain. C’est un réseau décentralisé (pour relier un point A à un point B, les données peuvent passer indifféremment par C, D ou E), censé résister à une attaque nucléaire (on est alors en pleine guerre froide) ; </text:p>
        </text:list-header>
        <text:list-item text:style-override="L2">
          <text:p text:style-name="P25"><text:a xlink:type="simple" xlink:href="http://fr.wikipedia.org/wiki/Suite_des_protocoles_Internet" office:target-frame-name="_blank" xlink:show="new" text:style-name="Internet_20_link" text:visited-style-name="Visited_20_Internet_20_Link">Le protocole TCP/IP</text:a>, défini en 1974. Derrière ce nom barbare se cache un moyen trouvé pour faire dialoguer ensemble des réseaux techniquement différents qui ne parlent pas forcément la même « langue ». Il a aussi été développé au sein de la Darpa par Vinton Cerf et Robert Kahn  ; </text:p>
        </text:list-item>
        <text:list-item text:style-override="L3">
          <text:p text:style-name="P19">Les <text:a xlink:type="simple" xlink:href="http://fr.wikipedia.org/wiki/Hyperlien" office:target-frame-name="_blank" xlink:show="new" text:style-name="Internet_20_link" text:visited-style-name="Visited_20_Internet_20_Link">liens hypertextes</text:a> et l’interface graphique (le navigateur que vous utilisez pour voir cette page en est une) apparus au début des années 90, notamment dans les laboratoires du Cern sous l’impulsion de Tim Berners-Lee. Cela a donné le Web, principalement faits de pages et de liens </text:p>
          <text:p text:style-name="P9"><text:span text:style-name="T1">(source Rue 89 </text:span>Valérie Schafer, chargée de recherche à l’Institut des sciences de la communication du CNRS, historienne des télécommunications et de l’informatique. Elle a coordonné l’ouvrage <text:a xlink:type="simple" xlink:href="http://www.franceculture.fr/oeuvre-histoire-de-l’internet-l’internet-dans-l’histoire-de-valerie-schafer" office:target-frame-name="_blank" xlink:show="new" text:style-name="Internet_20_link" text:visited-style-name="Visited_20_Internet_20_Link">« Histoire de l’Internet, Internet dans l’Histoire »</text:a>  ; </text:p>
          <text:p text:style-name="P13"/>
        </text:list-item>
        <text:list-item>
          <text:p text:style-name="P13">-<text:span text:style-name="T3"> Quelle est la différence entre le Web et Internet ?</text:span></text:p>
        </text:list-item>
      </text:list>
      <text:p text:style-name="P20">Internet, c’est tout un tas de choses différentes : </text:p>
      <text:list xml:id="list8782704134621860506" text:style-name="L4">
        <text:list-item>
          <text:p text:style-name="P26">la navigation sur le Web  ; </text:p>
        </text:list-item>
        <text:list-item>
          <text:p text:style-name="P26">les e-mails ; </text:p>
        </text:list-item>
        <text:list-item>
          <text:p text:style-name="P22">la VoIP (Skype)... </text:p>
        </text:list-item>
      </text:list>
      <text:p text:style-name="Text_20_body">Internet c’est le réseau, le Web n’est qu’un usage de ce réseau, apparu ultérieurement.</text:p>
      <text:list xml:id="list211842119900780" text:continue-list="list5939158432000814344" text:style-name="L1">
        <text:list-header>
          <text:p text:style-name="P14"><text:span text:style-name="T6">(source Rue 89 </text:span><text:span text:style-name="T5">Valérie Schafer, chargée de recherche à l’Institut des sciences de la communication du CNRS, historienne des télécommunications et de l’informatique. Elle a coordonné l’ouvrage </text:span><text:a xlink:type="simple" xlink:href="http://www.franceculture.fr/oeuvre-histoire-de-l’internet-l’internet-dans-l’histoire-de-valerie-schafer" office:target-frame-name="_blank" xlink:show="new" text:style-name="Internet_20_link" text:visited-style-name="Visited_20_Internet_20_Link"><text:span text:style-name="T5">« Histoire de l’Internet, Internet dans l’Histoire »</text:span></text:a><text:span text:style-name="T5">  ; </text:span></text:p>
        </text:list-header>
      </text:list>
      <text:p text:style-name="P3"/>
      <text:p text:style-name="P11"/>
      <text:list xml:id="list211842090636092" text:continue-numbering="true" text:style-name="L1">
        <text:list-item>
          <text:p text:style-name="P10">- Qu’est-ce que cela :</text:p>
        </text:list-item>
        <text:list-item>
          <text:p text:style-name="P13">- 8.8.8.8</text:p>
        </text:list-item>
      </text:list>
      <text:p text:style-name="Text_20_body"><text:span text:style-name="T2">Google Public DNS</text:span> est un service de <text:a xlink:type="simple" xlink:href="https://fr.wikipedia.org/wiki/Google" text:style-name="Internet_20_link" text:visited-style-name="Visited_20_Internet_20_Link">Google</text:a> qui consiste à offrir des <text:a xlink:type="simple" xlink:href="https://fr.wikipedia.org/wiki/Domain_Name_System" text:style-name="Internet_20_link" text:visited-style-name="Visited_20_Internet_20_Link">serveurs DNS</text:a> récursifs aux utilisateurs d'Internet. Il a été annoncé le 9 décembre 2009<text:bookmark text:name="cite_ref-1"/><text:a xlink:type="simple" xlink:href="https://fr.wikipedia.org/wiki/Google_Public_DNS#cite_note-1" text:style-name="Internet_20_link" text:visited-style-name="Visited_20_Internet_20_Link">1</text:a>. <text:span text:style-name="T7">source Wikipedia</text:span></text:p>
      <text:p text:style-name="P2"/>
      <text:list xml:id="list211843676457655" text:continue-numbering="true" text:style-name="L1">
        <text:list-item>
          <text:p text:style-name="P13">- 192.168.0.1</text:p>
        </text:list-item>
      </text:list>
      <text:p text:style-name="P6">Cette adresse IP permet d’avoir un accès administrateur à votre routeur afin de configurer votre réseau et votre connexion Internet.</text:p>
      <text:p text:style-name="P7">L’accès administrateur vous permet de changer toutes les options de votre routeur. A savoir, les options de sécurité et celles de gestion du réseau, les paramètres <text:a xlink:type="simple" xlink:href="http://wikiclic.com/creer-gerer-et-reparer-son-propre-reseau-facilement-et-sans-laide-de-personne/" office:target-frame-name="_blank" xlink:show="new" text:style-name="Internet_20_link" text:visited-style-name="Visited_20_Internet_20_Link">LAN</text:a>, les paramètres <text:a xlink:type="simple" xlink:href="http://wikiclic.com/adresse-mac/" office:target-frame-name="_blank" xlink:show="new" text:style-name="Internet_20_link" text:visited-style-name="Visited_20_Internet_20_Link">WLAN</text:a>, la gestion des ports…etc.</text:p>
      <text:p text:style-name="P4">Scr Wikiclic</text:p>
      <text:p text:style-name="P2"/>
      <text:list xml:id="list211843035413201" text:continue-numbering="true" text:style-name="L1">
        <text:list-item>
          <text:p text:style-name="P13">- 255.255.255.0</text:p>
        </text:list-item>
      </text:list>
      <text:p text:style-name="P6">Lorsqu'on configure un réseau, on parle souvent de masque de sous réseau. Celui ci sert à capacité d'un ordinateur à communiquer avec un autre d'un même réseau ou <text:soft-page-break/>pas. En fonction du masque, des restrictions d'accès sont appliquées, et les ordinateurs ne pourront pas communiquer, donc ne se verront pas dans les favoris réseau.</text:p>
      <text:p text:style-name="Text_20_body">Le masque de sous réseau le plus courant, celui que l'on utilise généralement à la maison est <text:span text:style-name="Strong_20_Emphasis">255.255.255.0</text:span></text:p>
      <text:p text:style-name="Text_20_body">A quoi cela correspond t-il ? Eh bien c'est simple. Ce masque de sous réseau va permettre aux ordinateurs ayant une adresse IP ayant 3 premiers octets identiques de communiquer ensemble. Ex : l'ordinateur ayant l'IP 192.168.0.1 pourra communiquer avec l'autre ayant une IP telle que 192.168.0.2, mais pas 192.169.0.2</text:p>
      <text:p text:style-name="P4">source Vulgarisation informatique</text:p>
      <text:p text:style-name="P2"/>
      <text:list xml:id="list211843603127796" text:continue-numbering="true" text:style-name="L1">
        <text:list-item>
          <text:p text:style-name="P13">- 127.0.0.1</text:p>
        </text:list-item>
      </text:list>
      <text:p text:style-name="P2">Traduction de hôte local en anglais, le <text:span text:style-name="T2">localhost</text:span> se réfère à l'ordinateur local et est associé à l'adresse IP 127.0.0.1 en IPV4 (le codage utilisé actuellement). Cette notion est utilisée pour simuler des communications IP sur un ordinateur mais sans envoyer de messages sur le réseau. La <text:a xlink:type="simple" xlink:href="http://www.materiel-informatique.be/dos.php" text:style-name="Internet_20_link" text:visited-style-name="Visited_20_Internet_20_Link">commande Dos</text:a> <text:span text:style-name="T2">Ping 127.0.0.1</text:span> permet de tester le fonctionnement du protocole IP sur un PC. <text:a xlink:type="simple" xlink:href="http://www.materiel-informatique.be/easyphp.php" text:style-name="Internet_20_link" text:visited-style-name="Visited_20_Internet_20_Link">EasyPhp</text:a> utilise cette adresse pour ses tests locaux en PHP. Le <text:a xlink:type="simple" xlink:href="http://www.materiel-informatique.be/host.php" text:style-name="Internet_20_link" text:visited-style-name="Visited_20_Internet_20_Link">fichier host</text:a> reprend cette adresse comme configuration.</text:p>
      <text:p text:style-name="P5">Source Materiel informatique.be</text:p>
      <text:p text:style-name="P2"/>
      <text:list xml:id="list211843567788702" text:continue-numbering="true" text:style-name="L1">
        <text:list-item>
          <text:p text:style-name="P13">- Que sont le copyright et le copyleft ?</text:p>
        </text:list-item>
      </text:list>
      <text:p text:style-name="P2"/>
      <text:list xml:id="list211842826556133" text:continue-numbering="true" text:style-name="L1">
        <text:list-item>
          <text:p text:style-name="P13">- Que sont les Creatives Commons ?</text:p>
        </text:list-item>
      </text:list>
      <text:p text:style-name="P2"><text:span text:style-name="Emphasis">Creative Commons</text:span> est une organisation à but non lucratif qui a pour dessein de faciliter la diffusion et le partage des oeuvres tout en accompagnant les <text:span text:style-name="T8">crateurs</text:span></text:p>
      <text:p text:style-name="P17">Wikipédia</text:p>
      <text:p text:style-name="P17"/>
      <text:list xml:id="list211843794288238" text:continue-numbering="true" text:style-name="L1">
        <text:list-item>
          <text:p text:style-name="P13">- Qui est Grace Hopper ?</text:p>
        </text:list-item>
      </text:list>
      <text:p text:style-name="P2">Mathématicienne et vice-amiral de la marine américaine, Grace Hopper fut une pionnière du développement des technologies informatiques. Elle participa à la conception du premier ordinateur commercialisé en 1951, Univac (Universal Automatic Computer), ainsi qu'à la mise au point d'applications navales écrites dans le langage de <text:a xlink:type="simple" xlink:href="http://www.universalis.fr/encyclopedie/programmation/" text:style-name="Internet_20_link" text:visited-style-name="Visited_20_Internet_20_Link">programmation</text:a> Cobol (<text:span text:style-name="Emphasis">common business-oriented language</text:span>) en 1957.</text:p>
      <text:p text:style-name="P17">Universalis</text:p>
      <text:p text:style-name="P17"/>
      <text:p text:style-name="P17"/>
      <text:list xml:id="list211842914606996" text:continue-numbering="true" text:style-name="L1">
        <text:list-item>
          <text:p text:style-name="P13">- Qu'est-ce que Qwant ?</text:p>
        </text:list-item>
      </text:list>
      <text:p text:style-name="P2"><text:span text:style-name="Emphasis">Qwant</text:span> est un moteur de recherche qui respecte votre vie privée tout en facilitant la découverte et le partage grâce à une approche sociale.</text:p>
      <text:p text:style-name="P2"/>
      <text:list xml:id="list211843021844143" text:continue-numbering="true" text:style-name="L1">
        <text:list-item>
          <text:p text:style-name="P13">- Qui est Steve Wozniak ?</text:p>
        </text:list-item>
      </text:list>
      <text:p text:style-name="P6"><text:span text:style-name="T2">Stephen Gary Wozniak</text:span>, né le <text:a xlink:type="simple" xlink:href="https://fr.wikipedia.org/wiki/11_août" text:style-name="Internet_20_link" text:visited-style-name="Visited_20_Internet_20_Link">11</text:a> <text:a xlink:type="simple" xlink:href="https://fr.wikipedia.org/wiki/Août_1950" text:style-name="Internet_20_link" text:visited-style-name="Visited_20_Internet_20_Link">août</text:a> <text:a xlink:type="simple" xlink:href="https://fr.wikipedia.org/wiki/1950" text:style-name="Internet_20_link" text:visited-style-name="Visited_20_Internet_20_Link">1950</text:a> à <text:a xlink:type="simple" xlink:href="https://fr.wikipedia.org/wiki/San_José_%28Californie%29" text:style-name="Internet_20_link" text:visited-style-name="Visited_20_Internet_20_Link">San José</text:a>, aussi appelé <text:span text:style-name="T2">Woz</text:span>, est un <text:a xlink:type="simple" xlink:href="https://fr.wikipedia.org/wiki/Informaticien" text:style-name="Internet_20_link" text:visited-style-name="Visited_20_Internet_20_Link">informaticien</text:a>, professeur d'informatique et <text:a xlink:type="simple" xlink:href="https://fr.wikipedia.org/wiki/Électronicien" text:style-name="Internet_20_link" text:visited-style-name="Visited_20_Internet_20_Link">électronicien</text:a> <text:a xlink:type="simple" xlink:href="https://fr.wikipedia.org/wiki/États-Unis" text:style-name="Internet_20_link" text:visited-style-name="Visited_20_Internet_20_Link">américain</text:a>.</text:p>
      <text:p text:style-name="Text_20_body">Il est cofondateur de la société <text:a xlink:type="simple" xlink:href="https://fr.wikipedia.org/wiki/Apple" text:style-name="Internet_20_link" text:visited-style-name="Visited_20_Internet_20_Link">Apple Computer</text:a> avec <text:a xlink:type="simple" xlink:href="https://fr.wikipedia.org/wiki/Steve_Jobs" text:style-name="Internet_20_link" text:visited-style-name="Visited_20_Internet_20_Link">Steve Jobs</text:a> et <text:a xlink:type="simple" xlink:href="https://fr.wikipedia.org/wiki/Ronald_Wayne" text:style-name="Internet_20_link" text:visited-style-name="Visited_20_Internet_20_Link">Ronald Wayne</text:a>, et concepteur des premiers Apple (dont <text:a xlink:type="simple" xlink:href="https://fr.wikipedia.org/wiki/Apple_I" text:style-name="Internet_20_link" text:visited-style-name="Visited_20_Internet_20_Link">Apple I</text:a>, <text:a xlink:type="simple" xlink:href="https://fr.wikipedia.org/wiki/Apple_II" text:style-name="Internet_20_link" text:visited-style-name="Visited_20_Internet_20_Link">Apple II</text:a>, <text:a xlink:type="simple" xlink:href="https://fr.wikipedia.org/wiki/Apple_III" text:style-name="Internet_20_link" text:visited-style-name="Visited_20_Internet_20_Link">Apple III</text:a>, <text:a xlink:type="simple" xlink:href="https://fr.wikipedia.org/wiki/Apple_Lisa" text:style-name="Internet_20_link" text:visited-style-name="Visited_20_Internet_20_Link">Lisa</text:a> et divers <text:a xlink:type="simple" xlink:href="https://fr.wikipedia.org/wiki/Périphérique_%28informatique%29" text:style-name="Internet_20_link" text:visited-style-name="Visited_20_Internet_20_Link">périphériques</text:a>), et est un des pionniers de l'industrie <text:a xlink:type="simple" xlink:href="https://fr.wikipedia.org/wiki/Micro-informatique" text:style-name="Internet_20_link" text:visited-style-name="Visited_20_Internet_20_Link">micro-informatique</text:a>.</text:p>
      <text:p text:style-name="P17">Wikipedia</text:p>
      <text:list xml:id="list211843140173784" text:continue-numbering="true" text:style-name="L1">
        <text:list-item>
          <text:p text:style-name="P13"/>
        </text:list-item>
        <text:list-item>
          <text:p text:style-name="P13"><text:soft-page-break/>- D'où vient l'expression "bug informatique" ?Qui est Aaron Swartz ?</text:p>
        </text:list-item>
      </text:list>
      <text:p text:style-name="P2">En <text:span text:style-name="T2">informatique</text:span>, un <text:span text:style-name="T2">bug</text:span> (mot anglais <text:span text:style-name="T2">bug</text:span>) ou bogue (au Nouveau-Brunswick, au Québec et en France <text:span text:style-name="T9">note</text:span> <text:span text:style-name="T9">1</text:span>) est un défaut de conception d'un programme <text:span text:style-name="T2">informatique</text:span> à l'origine d'un dysfonctionnement.</text:p>
      <text:p text:style-name="P2"/>
      <text:p text:style-name="P2">Aaron Hillel Swartz<text:span text:style-name="T8">était </text:span>un informaticien américain, écrivain, meneur politique et militant de l'Internet. <text:a xlink:type="simple" xlink:href="http://fr.wikipedia.org/wiki/Aaron_Swartz" text:style-name="Internet_20_link" text:visited-style-name="Visited_20_Internet_20_Link">Wikipédia</text:a></text:p>
      <text:p text:style-name="P2"/>
      <text:p text:style-name="P2"/>
      <text:p text:style-name="P2"/>
      <text:list xml:id="list211842415749263" text:continue-numbering="true" text:style-name="L1">
        <text:list-item>
          <text:p text:style-name="P13">- Qu’est-ce que le projet GNU ?</text:p>
        </text:list-item>
      </text:list>
      <text:p text:style-name="P6">GNU est un système d'exploitation libre lancé en 1983 par Richard Stallman, puis maintenu par le projet GNU. Son nom est un acronyme récursif qui signifie en anglais « GNU’s Not UNIX ». Il reprend les concepts et le fonctionnement d’UNIX. ...</text:p>
      <text:list xml:id="list1705952244428198549" text:style-name="L5">
        <text:list-header>
          <text:p text:style-name="P23"><text:a xlink:type="simple" xlink:href="http://fr.wikipedia.org/wiki/GNU" text:style-name="Internet_20_link" text:visited-style-name="Visited_20_Internet_20_Link">http://fr.wikipedia.org/wiki/GNU</text:a></text:p>
        </text:list-header>
      </text:list>
      <text:p text:style-name="P2"/>
      <text:list xml:id="list211842539390647" text:continue-list="list211842415749263" text:style-name="L1">
        <text:list-item>
          <text:p text:style-name="P13">- Quelles sont les différences entre le Http et le Https ?</text:p>
        </text:list-item>
      </text:list>
      <text:p text:style-name="P17">Https est securisé</text:p>
      <text:p text:style-name="P17"/>
      <text:p text:style-name="P17"/>
      <text:list xml:id="list211843458981542" text:continue-numbering="true" text:style-name="L1">
        <text:list-item>
          <text:p text:style-name="P13">- Qui est Richard Stallman ?</text:p>
        </text:list-item>
      </text:list>
      <text:p text:style-name="P2">Richard Stallman est en outre un programmeur de talent, et l'auteur de nombreux logiciels libres dont l'éditeur <text:a xlink:type="simple" xlink:href="http://www.gnu.org/software/emacs/" text:style-name="Internet_20_link" text:visited-style-name="Visited_20_Internet_20_Link">GNU Emacs</text:a>, le compilateur <text:a xlink:type="simple" xlink:href="http://www.gnu.org/software/gcc/" text:style-name="Internet_20_link" text:visited-style-name="Visited_20_Internet_20_Link">GCC</text:a>, le débuggeur <text:a xlink:type="simple" xlink:href="http://www.gnu.org/software/gdb/" text:style-name="Internet_20_link" text:visited-style-name="Visited_20_Internet_20_Link">GDB</text:a> et participe activement au développement d'autres logiciels libres.</text:p>
      <text:p text:style-name="P17">April.org</text:p>
      <text:p text:style-name="P2"/>
      <text:list xml:id="list211843633093063" text:continue-numbering="true" text:style-name="L1">
        <text:list-item>
          <text:p text:style-name="P13">- Comment fonctionnent les bang de Duck Duck Go ?</text:p>
        </text:list-item>
      </text:list>
      <text:p text:style-name="P17">Meta moteur de recherche</text:p>
      <text:list xml:id="list211842307367316" text:continue-numbering="true" text:style-name="L1">
        <text:list-item>
          <text:p text:style-name="P13">- Qui est Marissa Mayer ?</text:p>
        </text:list-item>
      </text:list>
      <text:p text:style-name="P2">Marissa Ann Mayer, née le 30 mai 1975 à Wausau dans le Wisconsin, est une informaticienne et chef d'entreprise américaine. Elle occupe le poste de PDG de Yahoo! <text:a xlink:type="simple" xlink:href="http://fr.wikipedia.org/wiki/Marissa_Mayer" text:style-name="Internet_20_link" text:visited-style-name="Visited_20_Internet_20_Link">Wikipédia</text:a></text:p>
      <text:p text:style-name="P2"/>
      <text:list xml:id="list211842021394610" text:continue-numbering="true" text:style-name="L1">
        <text:list-item>
          <text:p text:style-name="P13">- Qu’est-ce qu’une attaque “brute force” ?</text:p>
        </text:list-item>
      </text:list>
      <text:p text:style-name="P2">L'<text:span text:style-name="T2">attaque par force brute</text:span> est une méthode utilisée en <text:a xlink:type="simple" xlink:href="https://fr.wikipedia.org/wiki/Cryptanalyse" text:style-name="Internet_20_link" text:visited-style-name="Visited_20_Internet_20_Link">cryptanalyse</text:a> pour <text:a xlink:type="simple" xlink:href="https://fr.wikipedia.org/wiki/Cassage_de_mot_de_passe" text:style-name="Internet_20_link" text:visited-style-name="Visited_20_Internet_20_Link">trouver un mot de passe</text:a> ou une <text:a xlink:type="simple" xlink:href="https://fr.wikipedia.org/wiki/Clé_de_chiffrement" text:style-name="Internet_20_link" text:visited-style-name="Visited_20_Internet_20_Link">clé</text:a>. Il s'agit de tester, une à une, toutes les combinaisons possibles.</text:p>
      <text:p text:style-name="P17">wikipedia</text:p>
      <text:list xml:id="list211842553460628" text:continue-numbering="true" text:style-name="L1">
        <text:list-item>
          <text:p text:style-name="P13">- Qui est Linus Torvalds </text:p>
        </text:list-item>
      </text:list>
      <text:p text:style-name="P2">Linus Benedict Torvalds, né le 28 décembre 1969 à Helsinki en Finlande, est un informaticien américano-finlandais. Il est connu pour avoir créé en 1991 le noyau Linux dont il continue de diriger le développement. <text:a xlink:type="simple" xlink:href="http://fr.wikipedia.org/wiki/Linus_Torvalds" text:style-name="Internet_20_link" text:visited-style-name="Visited_20_Internet_20_Link">Wikipédia</text:a></text:p>
      <text:p text:style-name="P2"/>
      <text:list xml:id="list211842313635632" text:continue-numbering="true" text:style-name="L1">
        <text:list-item>
          <text:p text:style-name="P15">- Quels sont ses plus grands développements ? <text:span text:style-name="T8">linux</text:span></text:p>
        </text:list-item>
        <text:list-item>
          <text:p text:style-name="P15"/>
        </text:list-item>
        <text:list-item>
          <text:p text:style-name="P15"/>
        </text:list-item>
        <text:list-item>
          <text:p text:style-name="P13"><text:span text:style-name="T8">co</text:span>mbien coûte un nom de domaine ?</text:p>
        </text:list-item>
      </text:list>
      <text:p text:style-name="P17">Variable de moins de 10 euros par an</text:p>
      <text:p text:style-name="P17"/>
      <text:list xml:id="list211843571664653" text:continue-numbering="true" text:style-name="L1">
        <text:list-item>
          <text:p text:style-name="P13">- Quels sont les différents services d'emailing disponibles ? <text:span text:style-name="T8">OVH, Sendinblue emailing….</text:span></text:p>
        </text:list-item>
        <text:list-item>
          <text:p text:style-name="P13"><text:soft-page-break/>- Un client vous envoyer des emails automatiquement depuis son site web (contact, confirmation...), quel service allez-vous utiliser et pourquoi ?</text:p>
        </text:list-item>
        <text:list-item>
          <text:p text:style-name="P13">- Quelle est votre adress IP actuelle ?</text:p>
        </text:list-item>
      </text:list>
      <text:h text:style-name="P28" text:outline-level="3">109.215.117.195</text:h>
      <text:p text:style-name="P2"/>
      <text:list xml:id="list211843104146038" text:continue-numbering="true" text:style-name="L1">
        <text:list-item>
          <text:p text:style-name="P13">- Et celle de votre smartphone ?</text:p>
        </text:list-item>
      </text:list>
      <text:p text:style-name="P2">109.215.117.195</text:p>
      <text:list xml:id="list211843468265417" text:continue-numbering="true" text:style-name="L1">
        <text:list-item>
          <text:p text:style-name="P13">- Qu’est-ce que le développement en cycle V ?</text:p>
        </text:list-item>
      </text:list>
      <text:p text:style-name="P6"><text:bookmark text:name="ctl00_ctl01_lblContent"/>Dans les SSII ou les directions du service informatique (DSI) des grandes entreprises, la plupart des équipes de développement travaillent principalement avec des méthodes dites Agiles.</text:p>
      <text:p text:style-name="Text_20_body">Un modèle conceptuel de gestion de projet pour le déroulement d’une « release » est appelé « cycle en V » est devenu un standard dans le monde du développement. Il comprend un découpage particulier des tâches, regroupant ainsi la gestion totale du projet.</text:p>
      <text:p text:style-name="P2"/>
      <text:list xml:id="list211843430176916" text:continue-numbering="true" text:style-name="L1">
        <text:list-item>
          <text:p text:style-name="P13">- Les Hackers sont-ils des hors-la-loi ?</text:p>
        </text:list-item>
      </text:list>
      <text:p text:style-name="P18">oui</text:p>
      <text:list xml:id="list211842514660042" text:continue-numbering="true" text:style-name="L1">
        <text:list-item>
          <text:p text:style-name="P13">- Qui a inventé la souris ?</text:p>
        </text:list-item>
      </text:list>
      <text:h text:style-name="P27" text:outline-level="1">Douglas Engelbart,</text:h>
      <text:p text:style-name="P24"><text:span text:style-name="T10">L'ingénieur était à l'origine</text:span> de 21 brevets. Il avait reçu en 2000 la médaille nationale de la technologie, la plus haute distinction du secteur</text:p>
      <text:p text:style-name="P24">En savoir plus sur http://www.lemonde.fr/disparitions/article/2013/07/03/douglas-engelbart-l-inventeur-de-la-souris-est-mort_3441495_3382.html#2IzgiwBXEVOOEwiH.99</text:p>
      <text:p text:style-name="P18">Le Monde</text:p>
      <text:p text:style-name="P18"/>
      <text:list xml:id="list211842603693918" text:continue-numbering="true" text:style-name="L1">
        <text:list-item>
          <text:p text:style-name="P13">- Qui est Margaret Hamilton ?</text:p>
        </text:list-item>
        <text:list-item>
          <text:p text:style-name="P13">- Retrouvez le code source de la mission Apollo 11.</text:p>
        </text:list-item>
        <text:list-item>
          <text:p text:style-name="P13">- Décrivez le (langage, nb de collaborateurs, durée de la mission ...)</text:p>
        </text:list-item>
        <text:list-item>
          <text:p text:style-name="P13">- Qu’est-ce que Agile Manifesto ?</text:p>
        </text:list-item>
        <text:list-item>
          <text:p text:style-name="P13">- Trouvez un screenshot de la première version de Facebook</text:p>
        </text:list-item>
        <text:list-item>
          <text:p text:style-name="P13">- Quelle est la répartition des systèmes d'exploitation pour les serveurs (uniquement) ?</text:p>
        </text:list-item>
        <text:list-item>
          <text:p text:style-name="P13">- Qu'est-ce que le load balancing ?</text:p>
        </text:list-item>
        <text:list-item>
          <text:p text:style-name="P13">- Qu’est-ce que l’Open Source ?</text:p>
        </text:list-item>
        <text:list-item>
          <text:p text:style-name="P13">- Qu’est-ce que le Bug Bounty ?</text:p>
        </text:list-item>
        <text:list-item>
          <text:p text:style-name="P13">- Qu'est-ce qu'une adresse IP v4 ?</text:p>
        </text:list-item>
        <text:list-item>
          <text:p text:style-name="P13">- Pourquoi parle-t-on aussi d'adresse IP v6 ?</text:p>
        </text:list-item>
        <text:list-item>
          <text:p text:style-name="P13">- Combien coûte un serveur pour héberger mon site perso ?</text:p>
        </text:list-item>
        <text:list-item>
          <text:p text:style-name="P13">- Qu’est-ce que le Cowboy coding ?</text:p>
        </text:list-item>
        <text:list-item>
          <text:p text:style-name="P13">- Quelles sont les langages de programmation les plus plébiscités aujourd'hui ?</text:p>
        </text:list-item>
        <text:list-item>
          <text:p text:style-name="P13">- Quelles sont les différences entre un software open-source et un software free ?</text:p>
        </text:list-item>
        <text:list-item>
          <text:p text:style-name="P13">- Trouvez trois entreprises qui développent des solutions Free &amp; OpenSource</text:p>
        </text:list-item>
        <text:list-item>
          <text:p text:style-name="P13">- comment gagnent-elles de l’argent ?</text:p>
        </text:list-item>
        <text:list-item>
          <text:p text:style-name="P13">- Qui est Phil Zimmermann ?</text:p>
        </text:list-item>
        <text:list-item>
          <text:p text:style-name="P13">- Qu’est-ce que le W3C ?</text:p>
        </text:list-item>
        <text:list-item>
          <text:p text:style-name="P13"><text:soft-page-break/>- Combien d’heures de vidéo sont mises en ligne chaque minute sur Youtube ?</text:p>
        </text:list-item>
        <text:list-item>
          <text:p text:style-name="P13">- Que sont les White Hat et les Black Hat ?</text:p>
        </text:list-item>
        <text:list-item>
          <text:p text:style-name="P13">- Qu’est-ce qu’une attaque DDoS ?</text:p>
        </text:list-item>
        <text:list-item>
          <text:p text:style-name="P13">- Quelles est l'adresse MAC de votre ordinateur ?</text:p>
        </text:list-item>
        <text:list-item>
          <text:p text:style-name="P13">- Et de votre smartphone ?</text:p>
        </text:list-item>
        <text:list-item>
          <text:p text:style-name="P13">- Trouvez 5 entreprises qui recrutent sur Toulouse un développeur web junior</text:p>
        </text:list-item>
        <text:list-item>
          <text:p text:style-name="P13">- Qui est Tim Berners-Lee ?</text:p>
        </text:list-item>
        <text:list-item>
          <text:p text:style-name="P13">- Comment sont reliés les différents réseaux d'internet ?</text:p>
        </text:list-item>
        <text:list-item>
          <text:p text:style-name="P13">- Qu’est-ce que KISS ?</text:p>
        </text:list-item>
        <text:list-item>
          <text:p text:style-name="P13">- Un antivirus est-il utile sous Windows ? Sous Mac ? Sous Linux ?</text:p>
        </text:list-item>
        <text:list-item>
          <text:p text:style-name="P13">- En quoi consiste la méthode Pomodoro ? Avantages et inconvénients ?</text:p>
        </text:list-item>
        <text:list-item>
          <text:p text:style-name="P13">- Qu’est-ce qu’Amazon Web Services - AWS ?</text:p>
        </text:list-item>
        <text:list-item>
          <text:p text:style-name="P13">- Qui est Sundar Pichai ?</text:p>
        </text:list-item>
        <text:list-item>
          <text:p text:style-name="P13">- Quelle est la répartition des systèmes d'exploitation pour les pc personnels ?</text:p>
        </text:list-item>
        <text:list-item>
          <text:p text:style-name="P13">- Qu'est-ce qu'une Cheatsheet ?</text:p>
        </text:list-item>
        <text:list-item>
          <text:p text:style-name="P13">- Combien de requêtes y-a-t-il sur Google toutes les minutes ?</text:p>
        </text:list-item>
        <text:list-item>
          <text:p text:style-name="P13">- Qu’est-ce que les joies du code ?</text:p>
        </text:list-item>
        <text:list-item>
          <text:p text:style-name="P13">- Qui sont Larry Page et Sergey Brin ?</text:p>
        </text:list-item>
        <text:list-item>
          <text:p text:style-name="P13">- Convertissez en binaire</text:p>
        </text:list-item>
        <text:list-item>
          <text:p text:style-name="P12">- 2, 5, 12, 25, 512</text:p>
        </text:list-item>
        <text:list-item>
          <text:p text:style-name="P13">- Convertissez en hexadécimal</text:p>
        </text:list-item>
        <text:list-item>
          <text:p text:style-name="P13">- 2, 5, 12, 25, 512</text:p>
        </text:list-item>
        <text:list-item>
          <text:p text:style-name="P13">- Convertissez du binaire vers le système “classique” (base 10)</text:p>
        </text:list-item>
        <text:list-item>
          <text:p text:style-name="P13">- 100, 1011, 11111, 11110110101</text:p>
        </text:list-item>
        <text:list-item>
          <text:p text:style-name="P13">- Quelles sont les nouveautés apportées par le HTML 5 ?</text:p>
        </text:list-item>
        <text:list-item>
          <text:p text:style-name="P13">- Qu’est-ce que ECMAScript 2015 ?</text:p>
        </text:list-item>
        <text:list-item>
          <text:p text:style-name="P13">- Quelles nouveautés par rapport à la version précédente ?</text:p>
        </text:list-item>
        <text:list-item>
          <text:p text:style-name="P13">- Quelles différences avec ES 6 ?</text:p>
        </text:list-item>
        <text:list-item>
          <text:p text:style-name="P13">- Quelles sont les différences entre application native, application hybride, application cross-platform et web application ?</text:p>
        </text:list-item>
        <text:list-item>
          <text:p text:style-name="P13">- Qu’est-ce que xkcd ?</text:p>
        </text:list-item>
        <text:list-item>
          <text:p text:style-name="P13">- Qu’est-ce que Mr Robot ?</text:p>
        </text:list-item>
        <text:list-item>
          <text:p text:style-name="P13">- Qu’est-ce que OpQuast ?</text:p>
        </text:list-item>
        <text:list-item>
          <text:p text:style-name="P13">- Quelles sont les communautés de dev de St-Go?</text:p>
        </text:list-item>
        <text:list-item>
          <text:p text:style-name="P13">- Quels sont les prochains événements tech sur St-Go?</text:p>
        </text:list-item>
        <text:list-item>
          <text:p text:style-name="P13">- Quelles sont les différences entre un client web et un serveur web ?</text:p>
        </text:list-item>
        <text:list-item>
          <text:p text:style-name="P13">- Donnez 3 exemples de chaqu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adornments="Regular" style:font-family-generic="swis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Regular" style:font-family-generic="swiss" fo:font-size="11pt" fo:language="fr" fo:country="FR"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8da7e" officeooo:paragraph-rsid="0018da7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DEFI RECHERCHE <text:s/>Odil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30T21:47:31.367725313</meta:creation-date>
    <dc:date>2017-01-02T21:18:37.968316656</dc:date>
    <meta:editing-duration>PT1H55M36S</meta:editing-duration>
    <meta:editing-cycles>3</meta:editing-cycles>
    <meta:generator>LibreOffice/5.1.4.2$Linux_X86_64 LibreOffice_project/10m0$Build-2</meta:generator>
    <meta:document-statistic meta:table-count="0" meta:image-count="0" meta:object-count="0" meta:page-count="5" meta:paragraph-count="139" meta:word-count="1862" meta:character-count="10774" meta:non-whitespace-character-count="9128"/>
  </office:meta>
</office:document-meta>
</file>